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yle_5f_1" style:family="paragraph">
      <style:text-properties officeooo:paragraph-rsid="00222ac6"/>
    </style:style>
    <style:style style:name="P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2139ff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pecial">Hello.</text:p>
      <text:h text:style-name="Heading_20_3" text:outline-level="3">Heading One</text:h>
      <text:p text:style-name="Special">Blabla.<text:line-break/></text:p>
      <text:h text:style-name="Heading_20_4" text:outline-level="4">SubHeading then.</text:h>
      <text:p text:style-name="Special">Another blabla.<text:line-break/><text:line-break/><text:line-break/></text:p>
      <text:p text:style-name="CS1">Hello CentreCentre</text:p>
      <text:p text:style-name="Special">In a div</text:p>
      <text:p text:style-name="Standard"/>
      <text:p text:style-name="Special">Hello.</text:p>
      <text:h text:style-name="Heading_20_2" text:outline-level="2">Heading One</text:h>
      <text:p text:style-name="Special">Blabla.<text:line-break/></text:p>
      <text:h text:style-name="Heading_20_3" text:outline-level="3">SubHeading then.</text:h>
      <text:p text:style-name="Special">Another blabla.<text:line-break/><text:line-break/><text:line-break/></text:p>
      <text:p text:style-name="CS1">Hello CentreCentre</text:p>
      <text:p text:style-name="Special">In a div</text:p>
      <text:p text:style-name="Special">Hello.</text:p>
      <text:h text:style-name="Heading_20_1" text:outline-level="1">Heading One</text:h>
      <text:p text:style-name="Special">Blabla.<text:line-break/></text:p>
      <text:h text:style-name="Heading_20_2" text:outline-level="2">SubHeading then.</text:h>
      <text:p text:style-name="Special">Another blabla.<text:line-break/><text:line-break/><text:line-break/></text:p>
      <text:p text:style-name="CS1">Hello CentreCentre</text:p>
      <text:p text:style-name="Special">In a div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Special">I put those titles there, else, OO does not include those style definitions in the saved file.</text:p>
      <text:p text:style-name="CentreCentre">_</text:p>
      <text:p text:style-name="CS2">Mapped to style_1.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CentreCentre">
      <style:text-properties fo:font-weight="bold"/>
    </style:style>
    <style:style style:name="CS2" style:family="paragraph" style:parent-style-name="style_5f_1">
      <style:text-properties fo:font-style="italic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CentreCentre" style:parent-style-name="Text_20_body" style:family="paragraph">
      <style:paragraph-properties fo:text-align="center" style:justify-single-word="false"/>
      <style:text-properties fo:color="#800080"/>
    </style:style>
    <style:style style:name="Special" style:next-style-name="Standard" style:parent-style-name="Standard" style:family="paragraph">
      <style:text-properties fo:font-weight="bold" fo:color="#33ff99"/>
    </style:style>
    <style:style style:next-style-name="Standard" style:family="paragraph" style:name="style_5f_1" style:display-name="style_1" style:parent-style-name="Text_20_body" style:master-page-name="">
      <style:paragraph-properties style:page-number="auto"/>
      <style:text-properties fo:text-transform="uppercase" fo:color="#00ccff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aetan Delannay</meta:initial-creator>
    <meta:creation-date>2007-08-06T12:09:45</meta:creation-date>
    <dc:date>2017-09-11T13:55:54.154001600</dc:date>
    <dc:language>en-US</dc:language>
    <meta:editing-cycles>16</meta:editing-cycles>
    <meta:editing-duration>PT2H6M56S</meta:editing-duration>
    <meta:document-statistic meta:table-count="0" meta:image-count="0" meta:object-count="0" meta:page-count="1" meta:paragraph-count="11" meta:word-count="102" meta:character-count="568" meta:non-whitespace-character-count="475"/>
    <meta:user-defined meta:name="Info 1"/>
    <meta:user-defined meta:name="Info 2"/>
    <meta:user-defined meta:name="Info 3"/>
    <meta:user-defined meta:name="Info 4"/>
  </office:meta>
</office:document-meta>
</file>